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46e49" officeooo:paragraph-rsid="00046e49"/>
    </style:style>
    <style:style style:name="P2" style:family="paragraph" style:parent-style-name="Standard">
      <style:text-properties officeooo:rsid="00051f4f" officeooo:paragraph-rsid="00051f4f"/>
    </style:style>
    <style:style style:name="P3" style:family="paragraph" style:parent-style-name="Standard">
      <style:text-properties officeooo:rsid="00051f4f" officeooo:paragraph-rsid="000637d5"/>
    </style:style>
    <style:style style:name="P4" style:family="paragraph" style:parent-style-name="Standard">
      <style:text-properties officeooo:rsid="000637d5" officeooo:paragraph-rsid="000637d5"/>
    </style:style>
    <style:style style:name="P5" style:family="paragraph" style:parent-style-name="Standard">
      <style:text-properties officeooo:rsid="0007a34a" officeooo:paragraph-rsid="0007a3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lack Team</text:p>
      <text:p text:style-name="P1"/>
      <text:p text:style-name="P1"/>
      <text:p text:style-name="P1"/>
      <text:p text:style-name="P1">Se basa en la historia de un equipo que comenzo a dejar huella en la decada de los 1960. Habia un compañia que haci ordenaroes azules, esta misma hacia software para estas computadoras. Los clientes estaban artos de los bugs, entonces la compañia trato de implementar una cultura para que los usuarios fueran tolerantes a los fallos, pero no funcion.</text:p>
      <text:p text:style-name="P1"/>
      <text:p text:style-name="P1">Pensaron que la utilización de un enfoque era utilizar a los mismos programadores para encontrar fallas antes de la entraga, pero tampoco funciono ya que declaran el software a ser utilizado antes de reparar los bugs.</text:p>
      <text:p text:style-name="P1"/>
      <text:p text:style-name="P1">La compañia formo un un grupo de personas partivularespara hacer pruebas antes de entregar al cliente, se incio con personas que probaban el codigo de terceros. Y magicas cosas empezaron a pasar, y se empezo a formar una personalidad del equipo, con cierta personalidad, y filosofia, para encontrar defectos , y se empezaron a vestir de negro.</text:p>
      <text:p text:style-name="P1"/>
      <text:p text:style-name="P1"/>
      <text:p text:style-name="P1">Entonces empezo a hacer una cultura parahacer fallar el codigo y los catalogaron de constructores ya que destruian el dia entero.</text:p>
      <text:p text:style-name="P1"/>
      <text:p text:style-name="P1">La compañia estaba contenta, y tuvo exito como unidad social. </text:p>
      <text:p text:style-name="P1">Nota con el tiempo se reemplazaron los miembros pero la personalidad estab intacta.</text:p>
      <text:p text:style-name="P1"/>
      <text:p text:style-name="P2">Equipo Suicida</text:p>
      <text:p text:style-name="P2"/>
      <text:p text:style-name="P2"/>
      <text:p text:style-name="P2">La mayoria de recetas de formación de equipos no son suficientes para garantizar un buen equipo, interaron crear una receta de 12 buenas practicas, pero la decepcion es que no pudieron llegar ni a las 6. <text:s/>lo que estaba mal era la idea para hacer buenos equipos</text:p>
      <text:p text:style-name="P2"/>
      <text:p text:style-name="P2">cambio de vocabilario , dejaron de hablar de equipos <text:s/>y empezaron a hablar de hacerlos crecer,</text:p>
      <text:p text:style-name="P2"/>
      <text:p text:style-name="P2">Comenzamos a buscar "<text:bookmark-start text:name="__DdeLink__25_1817726913"/>Seis Las cosas que usted puede hacer para que la formación del equipo posible<text:bookmark-end text:name="__DdeLink__25_1817726913"/></text:p>
      <text:p text:style-name="P2"/>
      <text:p text:style-name="P2"><text:bookmark-start text:name="__DdeLink__23_1817726913"/>Edward de Bono. Cuando estas</text:p>
      <text:p text:style-name="P2">pegado tratando de resolver un problema, deBono sugiere que en lugar de</text:p>
      <text:p text:style-name="P2">buscando maneras de lograr su objetivo, buscar la manera de lograr el</text:p>
      <text:p text:style-name="P2">exactamente lo contrario de su objetivo. <text:bookmark-end text:name="__DdeLink__23_1817726913"/></text:p>
      <text:p text:style-name="P2"/>
      <text:p text:style-name="P2">•<text:bookmark-start text:name="__DdeLink__27_1817726913"/>gestión defensiva<text:bookmark-end text:name="__DdeLink__27_1817726913"/></text:p>
      <text:p text:style-name="P2">• burocracia</text:p>
      <text:p text:style-name="P2">• separación física</text:p>
      <text:p text:style-name="P2">• fragmentación del tiempo de las personas</text:p>
      <text:p text:style-name="P2">• reducción de la calidad del producto</text:p>
      <text:p text:style-name="P2">• plazos falsos</text:p>
      <text:p text:style-name="P2">• Control camarilla</text:p>
      <text:p text:style-name="P2"/>
      <text:p text:style-name="P3"><text:soft-page-break/>gestión defensiva</text:p>
      <text:p text:style-name="P3"/>
      <text:p text:style-name="P4">el administrador para tomar una postura defensiva en la mayoría de las áreas de riesgo., sin embargo, donde la defensiva siempre será contraproducente: no es posible protegerse contra la incompetencia de sus propias personas.Alguna. medida defensiva tomada para garantizar el éxito a pesar de ellos sólo empeorará las cosas. </text:p>
      <text:p text:style-name="P4"/>
      <text:p text:style-name="P5">La mayoría de los gerentes se dan excelentes calificaciones en saber cuándo confiar en su gente y cuándo no. Sin embargo, en nuestra experiencia, muchos gerentes a errar por el lado de la desconfianza.e que sus personas pueden operar de forma totalmente autónoma, siempre y cuando funcionen correctamente.El derecho a la tener la razón es irrelevante; es sólo el derecho a equivocarse que hace libre.</text:p>
      <text:p text:style-name="P5"/>
      <text:p text:style-name="P5"/>
      <text:p text:style-name="P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eg PEralta</meta:initial-creator>
    <meta:creation-date>2016-02-08T14:38:06.587488649</meta:creation-date>
    <dc:date>2016-02-08T16:16:54.170135446</dc:date>
    <dc:creator>Faleg PEralta</dc:creator>
    <meta:editing-duration>PT22M54S</meta:editing-duration>
    <meta:editing-cycles>3</meta:editing-cycles>
    <meta:generator>LibreOffice/4.4.7.2$Linux_X86_64 LibreOffice_project/40$Build-2</meta:generator>
    <meta:document-statistic meta:table-count="0" meta:image-count="0" meta:object-count="0" meta:page-count="2" meta:paragraph-count="25" meta:word-count="460" meta:character-count="2778" meta:non-whitespace-character-count="2338"/>
  </office:meta>
</office:document-meta>
</file>